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723" officeooo:paragraph-rsid="001f2723"/>
    </style:style>
    <style:style style:name="T1" style:family="text">
      <style:text-properties officeooo:rsid="0020eb4f"/>
    </style:style>
    <style:style style:name="T2" style:family="text">
      <style:text-properties officeooo:rsid="002254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le code source, voici les points que j’ai modifié :</text:p>
      <text:p text:style-name="P1">- j’ai enlevé la balise ‘keywords’ car il ne faut pas la mettre, de plus, il y avait trop de mots-clés définit et peu cohérents, voici les mots-clés définit en fonction du site « agence design Lyon, web design, La Chouette Agence »</text:p>
      <text:p text:style-name="P1">- définition de la lang = « fr » en début de code afin que le navigateur puisse comprendre de qu’elle langue il s’agit</text:p>
      <text:p text:style-name="P1">- ajout d’un titre « La Chouette Agence » sur la page principal et sur la page numéro 2 : « </text:p>
      <text:p text:style-name="P1">- suppression des balises « li » en trop (pas de texte à l’intérieur)*</text:p>
      <text:p text:style-name="P1">- <text:span text:style-name="T1">modification des attributs « alt » au niveau des images</text:span></text:p>
      <text:p text:style-name="P1">- <text:span text:style-name="T2">ligne 97 + 110 + 120, ‘h3’ remplacé par ‘h2’</text:span></text:p>
      <text:p text:style-name="P1">- <text:span text:style-name="T2">attribut modifié à la ligne 133, image de citation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4T15:22:20.094832645</meta:creation-date>
    <dc:date>2022-01-14T16:13:51.474902249</dc:date>
    <meta:editing-duration>PT4M14S</meta:editing-duration>
    <meta:editing-cycles>1</meta:editing-cycles>
    <meta:document-statistic meta:table-count="0" meta:image-count="0" meta:object-count="0" meta:page-count="1" meta:paragraph-count="8" meta:word-count="145" meta:character-count="723" meta:non-whitespace-character-count="584"/>
    <meta:generator>LibreOffice/6.0.7.3$Linux_X86_64 LibreOffice_project/00m0$Build-3</meta:generator>
  </office:meta>
</office:document-meta>
</file>